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x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19T07:24:50.267432797</dc:date>
    <meta:editing-duration>PT10H38M37S</meta:editing-duration>
    <meta:editing-cycles>4</meta:editing-cycles>
    <meta:generator>LibreOffice/7.4.2.3$Linux_X86_64 LibreOffice_project/40$Build-3</meta:generator>
    <meta:document-statistic meta:table-count="2" meta:cell-count="2181" meta:object-count="0"/>
  </office:meta>
</office:document-meta>
</file>